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808000"/>
    </style:style>
    <style:style style:name="T2" style:family="text">
      <style:text-properties fo:color="#808000" fo:font-weight="bold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ff"/>
    </style:style>
    <style:style style:name="T6" style:family="text">
      <style:text-properties fo:color="#0000ff" fo:font-weight="bold"/>
    </style:style>
    <style:style style:name="T7" style:family="text">
      <style:text-properties fo:color="#ff0000" fo:font-weight="bold"/>
    </style:style>
    <style:style style:name="T8" style:family="text">
      <style:text-properties fo:color="#008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6">Rabid</text:span><text:span text:style-name="T1">: you-you didn't do anything</text:span></text:p>
      <text:p text:style-name="Text_20_body"><text:span text:style-name="T6">Rabid</text:span><text:span text:style-name="T5"> closes his eyes</text:span></text:p>
      <text:p text:style-name="Text_20_body"><text:span text:style-name="T2">Tenda</text:span>: You came here looking for me.</text:p>
      <text:p text:style-name="Text_20_body"><text:span text:style-name="T2">Tenda</text:span>: Watcher took me here because of how I had been acting.</text:p>
      <text:p text:style-name="Text_20_body"><text:span text:style-name="T2">Tenda</text:span>: I started all of this...</text:p>
      <text:p text:style-name="Text_20_body"><text:span text:style-name="T6">Rabid</text:span>: shhh shhh.</text:p>
      <text:p text:style-name="Text_20_body"><text:span text:style-name="T4">Storm</text:span><text:span text:style-name="T3"> flops back into the room, holding a large bowl</text:span></text:p>
      <text:p text:style-name="Text_20_body"><text:span text:style-name="T4">Storm</text:span>: Yes, you did...</text:p>
      <text:p text:style-name="Text_20_body"><text:span text:style-name="T4">Storm</text:span><text:span text:style-name="T3"> places the bowl down and slides it to them</text:span></text:p>
      <text:p text:style-name="Text_20_body"><text:span text:style-name="T6">Rabid</text:span><text:span text:style-name="T5"> looks down at the bowl with his one eye</text:span></text:p>
      <text:p text:style-name="Text_20_body"><text:span text:style-name="T4">Storm</text:span>: *it's applesauce...or at least, some cognate thereof*</text:p>
      <text:p text:style-name="Text_20_body"><text:span text:style-name="T2">Tenda</text:span>: Rabid, go ahead, I don't want to eat today.</text:p>
      <text:p text:style-name="Text_20_body"><text:span text:style-name="T6">Rabid</text:span>: a-are you sure?</text:p>
      <text:p text:style-name="Text_20_body"><text:span text:style-name="T4">Storm</text:span>: Both of you, eat.</text:p>
      <text:p text:style-name="Text_20_body"><text:span text:style-name="T2">Tenda</text:span>: ...yes, master.</text:p>
      <text:p text:style-name="Text_20_body"><text:span text:style-name="T6">Rabid</text:span><text:span text:style-name="T5"> puts his muzzle in and starts eating, his head over far enough that Tenda can fit her head beside his and eat</text:span></text:p>
      <text:p text:style-name="Text_20_body"><text:span text:style-name="T2">Tenda</text:span><text:span text:style-name="T1"> weakly laps up small mouthfuls at a time, half of it drooling back into the bowl</text:span></text:p>
      <text:p text:style-name="Text_20_body"><text:span text:style-name="T6">Rabid</text:span><text:span text:style-name="T5"> can't see Tenda as she's in his blindspot</text:span></text:p>
      <text:p text:style-name="Text_20_body"><text:span text:style-name="T2">Tenda</text:span><text:span text:style-name="T1"> begins quietly crying again</text:span></text:p>
      <text:p text:style-name="Text_20_body"><text:span text:style-name="T6">Rabid</text:span><text:span text:style-name="T5"> nuzzles against Tenda as he eats</text:span></text:p>
      <text:p text:style-name="Text_20_body"><text:span text:style-name="T4">Storm</text:span><text:span text:style-name="T3"> watches them both, muttering "Pathetic..."</text:span></text:p>
      <text:p text:style-name="Text_20_body"><text:span text:style-name="T2">Tenda</text:span><text:span text:style-name="T1"> sinks to the ground and covers her ears, her single antenna vibrating</text:span></text:p>
      <text:p text:style-name="Text_20_body"><text:span text:style-name="T4">Storm</text:span><text:span text:style-name="T3"> is bugged (hue) about the lack of symmetry that a single-antennae-ed insect-pone provides :crazytwi:</text:span></text:p>
      <text:p text:style-name="Text_20_body"><text:span text:style-name="T6">Rabid</text:span>: (what about the unsymmetrical blindness of the mutt?)</text:p>
      <text:p text:style-name="Text_20_body"><text:span text:style-name="T2">Tenda</text:span>: (DON'T GIVE HIM IDEAS)</text:p>
      <text:p text:style-name="Text_20_body"><text:span text:style-name="T4">Storm</text:span><text:span text:style-name="T3"> is saddened that he didn't bring his knife</text:span></text:p>
      <text:p text:style-name="Text_20_body"><text:span text:style-name="T6">Rabid</text:span><text:span text:style-name="T5"> finishes eating and pulls back so he can look at Tenda</text:span></text:p>
      <text:p text:style-name="Text_20_body"><text:span text:style-name="T7">Rena</text:span>: (o-o)</text:p>
      <text:p text:style-name="Text_20_body"><text:span text:style-name="T7">Rena</text:span>: (I'm too innocent for this...)</text:p>
      <text:p text:style-name="Text_20_body"><text:span text:style-name="T4">Storm</text:span>: (Indeed :wtf: )</text:p>
      <text:p text:style-name="Text_20_body"><text:span text:style-name="T4">Storm</text:span>: Bah</text:p>
      <text:p text:style-name="Text_20_body"><text:span text:style-name="T4">Storm</text:span><text:span text:style-name="T3"> slides towards Tenda</text:span></text:p>
      <text:p text:style-name="Text_20_body"><text:span text:style-name="T2">Tenda</text:span><text:span text:style-name="T1"> whimpers as she backs a little away from Storm</text:span></text:p>
      <text:p text:style-name="Text_20_body"><text:span text:style-name="T2">Tenda</text:span>: Do you need something, Master?</text:p>
      <text:p text:style-name="Text_20_body"><text:span text:style-name="T4">Storm</text:span>: Err...yes, come here.</text:p>
      <text:p text:style-name="Text_20_body"><text:soft-page-break/><text:span text:style-name="T6">Rabid</text:span><text:span text:style-name="T5"> wraps an forehood around Tenda and holds her close, backing up a little</text:span></text:p>
      <text:p text:style-name="Text_20_body"><text:span text:style-name="T2">Tenda</text:span>: ...yes...</text:p>
      <text:p text:style-name="Text_20_body"><text:span text:style-name="T2">Tenda</text:span><text:span text:style-name="T1"> removes Rabid's hoof, and pulls herself to her feet and tramps towards Storm with head bowed</text:span></text:p>
      <text:p text:style-name="Text_20_body"><text:span text:style-name="T4">Storm</text:span><text:span text:style-name="T3"> grabs her head, softly</text:span></text:p>
      <text:p text:style-name="Text_20_body"><text:span text:style-name="T6">Rabid</text:span><text:span text:style-name="T5"> whimpers</text:span></text:p>
      <text:p text:style-name="Text_20_body"><text:span text:style-name="T4">Storm</text:span>: So unsymmetrical!</text:p>
      <text:p text:style-name="Text_20_body"><text:span text:style-name="T4">Storm</text:span><text:span text:style-name="T3"> runs a hoof along her sole remaining antennae</text:span></text:p>
      <text:p text:style-name="Text_20_body"><text:span text:style-name="T2">Tenda</text:span>: D-Does that...nn...</text:p>
      <text:p text:style-name="Text_20_body"><text:span text:style-name="T2">Tenda</text:span><text:span text:style-name="T1"> 's wings rapidly flit, air whooshing through the holes</text:span></text:p>
      <text:p text:style-name="Text_20_body"><text:span text:style-name="T2">Tenda</text:span>: Does that displease you...</text:p>
      <text:p text:style-name="Text_20_body"><text:span text:style-name="T4">Storm</text:span>: Very.</text:p>
      <text:p text:style-name="Text_20_body"><text:span text:style-name="T2">Tenda</text:span>: ...g-go ahead...</text:p>
      <text:p text:style-name="Text_20_body"><text:span text:style-name="T4">Storm</text:span><text:span text:style-name="T3"> his horn lights up as he starts waving a hoof over the spot where her other antenna used to be</text:span></text:p>
      <text:p text:style-name="Text_20_body"><text:span text:style-name="T2">Tenda</text:span><text:span text:style-name="T1"> scrunches her face</text:span></text:p>
      <text:p text:style-name="Text_20_body"><text:span text:style-name="T4">Storm</text:span><text:span text:style-name="T3"> waves his hoof in a spiral pattern away from her head as a new antennae gradually forms</text:span></text:p>
      <text:p text:style-name="Text_20_body"><text:span text:style-name="T2">Tenda</text:span>: ...o-o?</text:p>
      <text:p text:style-name="Text_20_body"><text:span text:style-name="T2">Tenda</text:span><text:span text:style-name="T1"> opens her eyes and stares up at Storm's glowing horn</text:span></text:p>
      <text:p text:style-name="Text_20_body"><text:span text:style-name="T2">Tenda</text:span><text:span text:style-name="T1"> straightens her head as her vision stops tilting and ears stop ringing</text:span></text:p>
      <text:p text:style-name="Text_20_body"><text:span text:style-name="T4">Storm</text:span>: That better?</text:p>
      <text:p text:style-name="Text_20_body"><text:span text:style-name="T6">Rabid</text:span><text:span text:style-name="T5"> stares as his mouth hangs open, air whistling over the gap Watcher made in his teeth</text:span></text:p>
      <text:p text:style-name="Text_20_body"><text:span text:style-name="T2">Tenda</text:span>: ...y-yes, but...</text:p>
      <text:p text:style-name="Text_20_body"><text:span text:style-name="T4">Storm</text:span>: But what?</text:p>
      <text:p text:style-name="Text_20_body"><text:span text:style-name="T2">Tenda</text:span>: Master, what if mistress gets angry? :wtf:</text:p>
      <text:p text:style-name="Text_20_body"><text:span text:style-name="T4">Storm</text:span>: Then I'll deal with her.</text:p>
      <text:p text:style-name="Text_20_body"><text:span text:style-name="T2">Tenda</text:span>: ...thank you...</text:p>
      <text:p text:style-name="Text_20_body"><text:span text:style-name="T2">Tenda</text:span><text:span text:style-name="T1"> reaches up and licks Storm's muzzle</text:span></text:p>
      <text:p text:style-name="Text_20_body"><text:span text:style-name="T4">Storm</text:span><text:span text:style-name="T3"> shoves Tenda off him</text:span></text:p>
      <text:p text:style-name="Text_20_body"><text:span text:style-name="T2">Tenda</text:span><text:span text:style-name="T1"> meeps and scoots back to Rabid</text:span></text:p>
      <text:p text:style-name="Text_20_body"><text:span text:style-name="T2">Tenda</text:span>: Master, fix him too, please?!</text:p>
      <text:p text:style-name="Text_20_body"><text:span text:style-name="T6">Rabid</text:span><text:span text:style-name="T5"> holds Tenda</text:span></text:p>
      <text:p text:style-name="Text_20_body"><text:span text:style-name="T6">Rabid</text:span><text:span text:style-name="T5"> looks up to Storm almost shyly</text:span></text:p>
      <text:p text:style-name="Text_20_body"><text:span text:style-name="T4">Storm</text:span>: No.</text:p>
      <text:p text:style-name="Text_20_body"><text:span text:style-name="T6">Rabid</text:span><text:span text:style-name="T5"> looks back down, his ears drooping low with the tags</text:span></text:p>
      <text:p text:style-name="Text_20_body"><text:span text:style-name="T4">Storm</text:span>: He deserves it.</text:p>
      <text:p text:style-name="Text_20_body"><text:span text:style-name="T2">Tenda</text:span>: I deserved it more!</text:p>
      <text:p text:style-name="Text_20_body"><text:span text:style-name="T2">Tenda</text:span>: Fix him, please!!</text:p>
      <text:p text:style-name="Text_20_body"><text:soft-page-break/><text:span text:style-name="T2">Tenda</text:span>: Why is he getting treated worse than me when this was all my fault?!</text:p>
      <text:p text:style-name="Text_20_body"><text:span text:style-name="T2">Tenda</text:span>: Just... double-down on me and let Rabid go. :wtf:</text:p>
      <text:p text:style-name="Text_20_body"><text:span text:style-name="T6">Rabid</text:span>: Don't do that.</text:p>
      <text:p text:style-name="Text_20_body"><text:span text:style-name="T2">Tenda</text:span>: I'd rather one of us gets out than neither of us, Rabid.</text:p>
      <text:p text:style-name="Text_20_body"><text:span text:style-name="T2">Tenda</text:span>: This is... really what I deserve...</text:p>
      <text:p text:style-name="Text_20_body"><text:span text:style-name="T2">Tenda</text:span>: But you don't...</text:p>
      <text:p text:style-name="Text_20_body"><text:span text:style-name="T6">Rabid</text:span><text:span text:style-name="T5"> hugs Tenda tighter "I wouldn't leave you here along"</text:span></text:p>
      <text:p text:style-name="Text_20_body"><text:span text:style-name="T6">Rabid</text:span><text:span text:style-name="T5"> looks up at Storm "You-You like symmetry. What about my eyes? or my teeth?"</text:span></text:p>
      <text:p text:style-name="Text_20_body"><text:span text:style-name="T2">Tenda</text:span><text:span text:style-name="T1"> guiltily touches her replaced antenna :fluttersmith:</text:span></text:p>
      <text:p text:style-name="Text_20_body"><text:span text:style-name="T4">Storm</text:span><text:span text:style-name="T3"> shifts uncomfortably</text:span></text:p>
      <text:p text:style-name="Text_20_body"><text:span text:style-name="T4">Storm</text:span>: No...I shouldn't.</text:p>
      <text:p text:style-name="Text_20_body"><text:span text:style-name="T6">Rabid</text:span><text:span text:style-name="T5"> blinks at Storm with his good eye as his dead eye twitches, trying to blink</text:span></text:p>
      <text:p text:style-name="Text_20_body"><text:span text:style-name="T4">Storm</text:span><text:span text:style-name="T3"> starts heading for the door</text:span></text:p>
      <text:p text:style-name="Text_20_body"><text:span text:style-name="T6">Rabid</text:span>: Can-Can you at least get me an eyepatch?</text:p>
      <text:p text:style-name="Text_20_body"><text:span text:style-name="T4">Storm</text:span>: Ugh...</text:p>
      <text:p text:style-name="Text_20_body"><text:span text:style-name="T4">Storm</text:span>: Maybe.</text:p>
      <text:p text:style-name="Text_20_body"><text:span text:style-name="T6">Rabid</text:span>: Please?</text:p>
      <text:p text:style-name="Text_20_body"><text:span text:style-name="T4">Storm</text:span>: I'll think about it!</text:p>
      <text:p text:style-name="Text_20_body"><text:span text:style-name="T6">Rabid</text:span><text:span text:style-name="T5"> looks away dejectedly, sighing a defeated "okay."</text:span></text:p>
      <text:p text:style-name="Text_20_body"><text:span text:style-name="T2">Tenda</text:span><text:span text:style-name="T1"> nuzzles Rabid</text:span></text:p>
      <text:p text:style-name="Text_20_body"><text:span text:style-name="T2">Tenda</text:span>: ...sorry.</text:p>
      <text:p text:style-name="Text_20_body"><text:span text:style-name="T6">Rabid</text:span><text:span text:style-name="T5"> nuzzle Tenda</text:span></text:p>
      <text:p text:style-name="Text_20_body"><text:span text:style-name="T4">Storm</text:span><text:span text:style-name="T3"> heads out the door</text:span></text:p>
      <text:p text:style-name="Text_20_body"><text:span text:style-name="T6">Rabid</text:span><text:span text:style-name="T5"> struggles to stand "C'mon Tenda. Lets get back into bed."</text:span></text:p>
      <text:p text:style-name="Text_20_body"><text:span text:style-name="T2">Tenda</text:span>: Y-yeah...</text:p>
      <text:p text:style-name="Text_20_body"><text:span text:style-name="T2">Tenda</text:span>: I could do to doze for a while again.</text:p>
      <text:p text:style-name="Text_20_body"><text:span text:style-name="T2">Tenda</text:span><text:span text:style-name="T1"> gets onto the bed, and reaches over to help Rabid up</text:span></text:p>
      <text:p text:style-name="Text_20_body"><text:span text:style-name="T6">Rabid</text:span><text:span text:style-name="T5"> manages to climb into the bed with Tenda's help</text:span></text:p>
      <text:p text:style-name="Text_20_body"><text:span text:style-name="T2">Tenda</text:span>: Lemme hold you this time, okay?</text:p>
      <text:p text:style-name="Text_20_body"><text:span text:style-name="T2">Tenda</text:span><text:span text:style-name="T1"> spreads herself on her side, and pulls Rabid towards her chest</text:span></text:p>
      <text:p text:style-name="Text_20_body"><text:span text:style-name="T6">Rabid</text:span>: Oh-Ohkay.</text:p>
      <text:p text:style-name="Text_20_body"><text:span text:style-name="T2">Tenda</text:span><text:span text:style-name="T1"> drapes her hind leg over him, and slightly spreads her top wing so that it shades the two of them</text:span></text:p>
      <text:p text:style-name="Text_20_body"><text:span text:style-name="T6">Rabid</text:span><text:span text:style-name="T5"> lies back to belly with Tenda looking at the door, his left eye buried in the pillow</text:span></text:p>
      <text:p text:style-name="Text_20_body"><text:span text:style-name="T2">Tenda</text:span>: (be back later)</text:p>
      <text:p text:style-name="Text_20_body"><text:span text:style-name="T6">Rabid</text:span>: (me too. making dinner)</text:p>
      <text:p text:style-name="Text_20_body"><text:span text:style-name="T4">Storm</text:span>: (dinner as well, bbl)</text:p>
      <text:p text:style-name="Text_20_body"><text:soft-page-break/><text:span text:style-name="T6">Rabid</text:span> was timed out 30 minutes ago</text:p>
      <text:p text:style-name="Text_20_body"><text:span text:style-name="T8">Newblood</text:span> joined the chat 2 minutes ago</text:p>
      <text:p text:style-name="Text_20_body"><text:span text:style-name="T8">Newblood</text:span> left the chat 2 minutes ago</text:p>
      <text:p text:style-name="Text_20_body"><text:span text:style-name="T8">Newblood</text:span> joined the chat 118 seconds ago</text:p>
      <text:p text:style-name="Text_20_body"><text:span text:style-name="T6">Rabid</text:span> joined the chat 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8S</meta:editing-duration>
    <meta:editing-cycles>4</meta:editing-cycles>
    <meta:generator>OpenOffice.org/3.4.1$Win32 OpenOffice.org_project/341m1$Build-9593</meta:generator>
    <dc:date>2013-09-19T20:21:57.41</dc:date>
    <meta:document-statistic meta:table-count="0" meta:image-count="0" meta:object-count="0" meta:page-count="4" meta:paragraph-count="112" meta:word-count="822" meta:character-count="4606"/>
    <meta:user-defined meta:name="Info 1"/>
    <meta:user-defined meta:name="Info 2"/>
    <meta:user-defined meta:name="Info 3"/>
    <meta:user-defined meta:name="Info 4"/>
  </office:meta>
</office:document-meta>
</file>